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LORES CALLE, ROBERTO JOS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8641386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77510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LORES CALLE, ROBERTO JOSE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864138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7751062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7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7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10/2021</text:p>
          </table:table-cell>
          <table:table-cell table:style-name="Tabla2.A3" office:value-type="string">
            <text:p text:style-name="P22">162304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1:53:5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